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9cf9f6" officeooo:paragraph-rsid="00e308ae" fo:background-color="transparent"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a10d89" officeooo:paragraph-rsid="00dd05d0"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e97b35" officeooo:paragraph-rsid="00f060c8"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erif" fo:font-size="12pt" fo:font-style="normal" style:text-underline-style="none" fo:font-weight="bold" officeooo:rsid="00083d4b" officeooo:paragraph-rsid="003b3a05" style:font-name-asian="Nimbus Mono L" style:font-size-asian="12pt" style:font-style-asian="normal" style:font-weight-asian="bold" style:font-name-complex="Liberation Mono" style:font-size-complex="12pt" style:font-style-complex="normal" style:font-weight-complex="bold"/>
    </style:style>
    <style:style style:name="P5" style:family="paragraph" style:parent-style-name="Preformatted_20_Text">
      <style:paragraph-properties fo:text-align="center" style:justify-single-word="false"/>
      <style:text-properties officeooo:paragraph-rsid="00083d4b"/>
    </style:style>
    <style:style style:name="P6" style:family="paragraph" style:parent-style-name="Preformatted_20_Text">
      <style:text-properties officeooo:paragraph-rsid="00b05fed"/>
    </style:style>
    <style:style style:name="P7" style:family="paragraph" style:parent-style-name="Preformatted_20_Text">
      <style:text-properties officeooo:paragraph-rsid="00e308ae"/>
    </style:style>
    <style:style style:name="P8" style:family="paragraph" style:parent-style-name="Preformatted_20_Text">
      <style:text-properties officeooo:paragraph-rsid="00f060c8"/>
    </style:style>
    <style:style style:name="P9" style:family="paragraph" style:parent-style-name="Preformatted_20_Text">
      <style:text-properties officeooo:paragraph-rsid="00f4316b"/>
    </style:style>
    <style:style style:name="P10"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1"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officeooo:paragraph-rsid="00d87900"/>
    </style:style>
    <style:style style:name="P12" style:family="paragraph" style:parent-style-name="Standard">
      <loext:graphic-properties draw:fill="none"/>
      <style:paragraph-properties fo:margin-left="2.499cm" fo:margin-right="0cm" fo:margin-top="0cm" fo:margin-bottom="0cm" loext:contextual-spacing="false" fo:text-indent="0cm" style:auto-text-indent="false" fo:background-color="transparent"/>
      <style:text-properties fo:font-variant="normal" fo:text-transform="none" fo:color="#000000" style:font-name="system-ui" fo:font-size="11pt" fo:letter-spacing="normal" fo:font-style="italic" style:text-underline-style="none" fo:font-weight="normal" officeooo:rsid="00083d4b" officeooo:paragraph-rsid="00815903" style:font-name-asian="Nimbus Mono L" style:font-size-asian="11pt" style:font-style-asian="italic" style:font-weight-asian="bold" style:font-name-complex="Liberation Mono" style:font-size-complex="11pt" style:font-style-complex="italic" style:font-weight-complex="bold"/>
    </style:style>
    <style:style style:name="P13" style:family="paragraph" style:parent-style-name="Preformatted_20_Text">
      <style:text-properties style:font-name="Liberation Sans" fo:font-size="12pt" fo:font-style="normal" style:text-underline-style="none" officeooo:rsid="00d5f0a8" officeooo:paragraph-rsid="006ab9d7" fo:background-color="transparent" style:font-name-asian="Nimbus Mono L" style:font-size-asian="12pt" style:font-style-asian="normal" style:font-name-complex="Liberation Mono" style:font-size-complex="12pt" style:font-style-complex="normal"/>
    </style:style>
    <style:style style:name="P14" style:family="paragraph" style:parent-style-name="Preformatted_20_Text">
      <style:text-properties officeooo:paragraph-rsid="00f85168"/>
    </style:style>
    <style:style style:name="P15" style:family="paragraph" style:parent-style-name="Preformatted_20_Text">
      <style:text-properties officeooo:paragraph-rsid="00fa0990"/>
    </style:style>
    <style:style style:name="P16" style:family="paragraph" style:parent-style-name="Preformatted_20_Text">
      <style:text-properties officeooo:paragraph-rsid="00f060c8"/>
    </style:style>
    <style:style style:name="P17" style:family="paragraph" style:parent-style-name="Preformatted_20_Text">
      <style:text-properties style:font-name="Liberation Serif" fo:font-size="12pt" fo:font-style="normal" style:text-underline-style="none" officeooo:rsid="00083d4b" officeooo:paragraph-rsid="00083d4b" style:font-size-asian="12pt" style:font-style-asian="normal" style:font-size-complex="12pt" style:font-style-complex="normal"/>
    </style:style>
    <style:style style:name="P18" style:family="paragraph" style:parent-style-name="Preformatted_20_Text">
      <style:text-properties officeooo:paragraph-rsid="006ab9d7"/>
    </style:style>
    <style:style style:name="P19" style:family="paragraph" style:parent-style-name="Preformatted_20_Text" style:master-page-name="">
      <style:paragraph-properties style:page-number="auto"/>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20" style:family="paragraph" style:parent-style-name="Standard">
      <loext:graphic-properties draw:fill="none"/>
      <style:paragraph-properties fo:margin-left="2.499cm" fo:margin-right="0cm" fo:margin-top="0cm" fo:margin-bottom="0cm" loext:contextual-spacing="false" fo:text-indent="0cm" style:auto-text-indent="false" fo:background-color="transparent"/>
      <style:text-properties officeooo:paragraph-rsid="00f681ff"/>
    </style:style>
    <style:style style:name="T1" style:family="text">
      <style:text-properties style:font-name="Liberation Sans" fo:font-size="12pt" fo:font-style="normal" style:text-underline-style="none" officeooo:rsid="00a10d89" style:font-name-asian="Nimbus Mono L" style:font-size-asian="12pt" style:font-style-asian="normal" style:font-name-complex="Liberation Mono" style:font-size-complex="12pt" style:font-style-complex="normal"/>
    </style:style>
    <style:style style:name="T2" style:family="text">
      <style:text-properties style:font-name="Liberation Sans" fo:font-size="12pt" fo:font-style="normal" style:text-underline-style="none" officeooo:rsid="00cdf6be" style:font-name-asian="Nimbus Mono L" style:font-size-asian="12pt" style:font-style-asian="normal" style:font-name-complex="Liberation Mono" style:font-size-complex="12pt" style:font-style-complex="normal"/>
    </style:style>
    <style:style style:name="T3" style:family="text">
      <style:text-properties style:font-name="Liberation Sans" fo:font-size="12pt" fo:font-style="normal" style:text-underline-style="none" officeooo:rsid="00d4e89b" style:font-name-asian="Nimbus Mono L" style:font-size-asian="12pt" style:font-style-asian="normal" style:font-name-complex="Liberation Mono" style:font-size-complex="12pt" style:font-style-complex="normal"/>
    </style:style>
    <style:style style:name="T4" style:family="text">
      <style:text-properties style:font-name="Liberation Sans" fo:font-size="12pt" fo:font-style="normal" style:text-underline-style="none" officeooo:rsid="00da7105" style:font-name-asian="Nimbus Mono L" style:font-size-asian="12pt" style:font-style-asian="normal" style:font-name-complex="Liberation Mono" style:font-size-complex="12pt" style:font-style-complex="normal"/>
    </style:style>
    <style:style style:name="T5" style:family="text">
      <style:text-properties style:font-name="Liberation Sans" fo:font-size="12pt" fo:font-style="normal" style:text-underline-style="none" officeooo:rsid="00dce1ef" style:font-name-asian="Nimbus Mono L" style:font-size-asian="12pt" style:font-style-asian="normal" style:font-name-complex="Liberation Mono" style:font-size-complex="12pt" style:font-style-complex="normal"/>
    </style:style>
    <style:style style:name="T6" style:family="text">
      <style:text-properties style:font-name="Liberation Sans" fo:font-size="12pt" fo:font-style="normal" style:text-underline-style="none" officeooo:rsid="00dfa30e" style:font-name-asian="Nimbus Mono L" style:font-size-asian="12pt" style:font-style-asian="normal" style:font-name-complex="Liberation Mono" style:font-size-complex="12pt" style:font-style-complex="normal"/>
    </style:style>
    <style:style style:name="T7" style:family="text">
      <style:text-properties style:font-name="Liberation Sans" fo:font-size="12pt" fo:font-style="normal" style:text-underline-style="none" officeooo:rsid="00e77bc0" style:font-name-asian="Nimbus Mono L" style:font-size-asian="12pt" style:font-style-asian="normal" style:font-name-complex="Liberation Mono" style:font-size-complex="12pt" style:font-style-complex="normal"/>
    </style:style>
    <style:style style:name="T8" style:family="text">
      <style:text-properties style:font-name="Liberation Sans" fo:font-size="12pt" fo:font-style="normal" style:text-underline-style="none" officeooo:rsid="00e7d1fe" style:font-name-asian="Nimbus Mono L" style:font-size-asian="12pt" style:font-style-asian="normal" style:font-name-complex="Liberation Mono" style:font-size-complex="12pt" style:font-style-complex="normal"/>
    </style:style>
    <style:style style:name="T9" style:family="text">
      <style:text-properties style:font-name="Liberation Sans" fo:font-size="12pt" fo:font-style="normal" style:text-underline-style="none" officeooo:rsid="00e9fb73" style:font-name-asian="Nimbus Mono L" style:font-size-asian="12pt" style:font-style-asian="normal" style:font-name-complex="Liberation Mono" style:font-size-complex="12pt" style:font-style-complex="normal"/>
    </style:style>
    <style:style style:name="T10" style:family="text">
      <style:text-properties style:font-name="Liberation Sans" fo:font-size="12pt" fo:font-style="normal" style:text-underline-style="none" officeooo:rsid="00ef1276" style:font-name-asian="Nimbus Mono L" style:font-size-asian="12pt" style:font-style-asian="normal" style:font-name-complex="Liberation Mono" style:font-size-complex="12pt" style:font-style-complex="normal"/>
    </style:style>
    <style:style style:name="T11" style:family="text">
      <style:text-properties style:font-name="Liberation Sans" fo:font-size="12pt" fo:font-style="normal" style:text-underline-style="none" officeooo:rsid="00f4316b" style:font-name-asian="Nimbus Mono L" style:font-size-asian="12pt" style:font-style-asian="normal" style:font-name-complex="Liberation Mono" style:font-size-complex="12pt" style:font-style-complex="normal"/>
    </style:style>
    <style:style style:name="T12" style:family="text">
      <style:text-properties style:font-name="Liberation Sans" fo:font-size="12pt" fo:font-style="normal" style:text-underline-style="none" officeooo:rsid="00f85168" style:font-name-asian="Nimbus Mono L" style:font-size-asian="12pt" style:font-style-asian="normal" style:font-name-complex="Liberation Mono" style:font-size-complex="12pt" style:font-style-complex="normal"/>
    </style:style>
    <style:style style:name="T13" style:family="text">
      <style:text-properties style:font-name="Liberation Sans" fo:font-size="12pt" fo:font-style="normal" style:text-underline-style="none" officeooo:rsid="00fa0990" style:font-name-asian="Nimbus Mono L" style:font-size-asian="12pt" style:font-style-asian="normal" style:font-name-complex="Liberation Mono" style:font-size-complex="12pt" style:font-style-complex="normal"/>
    </style:style>
    <style:style style:name="T14" style:family="text">
      <style:text-properties style:font-name="Liberation Sans" fo:font-size="12pt" fo:font-style="normal" style:text-underline-style="none" officeooo:rsid="003e7444" fo:background-color="transparent" loext:char-shading-value="0" style:font-size-asian="12pt" style:font-style-asian="normal" style:font-size-complex="12pt" style:font-style-complex="normal"/>
    </style:style>
    <style:style style:name="T15" style:family="text">
      <style:text-properties style:font-name="Liberation Sans" fo:font-size="12pt" fo:font-style="normal" style:text-underline-style="none" officeooo:rsid="004b462a" fo:background-color="transparent" loext:char-shading-value="0" style:font-size-asian="12pt" style:font-style-asian="normal" style:font-size-complex="12pt" style:font-style-complex="normal"/>
    </style:style>
    <style:style style:name="T16" style:family="text">
      <style:text-properties style:font-name="Liberation Sans" fo:font-size="12pt" fo:font-style="normal" style:text-underline-style="none" officeooo:rsid="00083d4b" fo:background-color="transparent" loext:char-shading-value="0" style:font-size-asian="12pt" style:font-style-asian="normal" style:font-size-complex="12pt" style:font-style-complex="normal"/>
    </style:style>
    <style:style style:name="T17" style:family="text">
      <style:text-properties style:font-name="Liberation Sans" fo:font-size="12pt" fo:font-style="normal" style:text-underline-style="none" officeooo:rsid="00e307b6" fo:background-color="transparent" loext:char-shading-value="0" style:font-size-asian="12pt" style:font-style-asian="normal" style:font-size-complex="12pt" style:font-style-complex="normal"/>
    </style:style>
    <style:style style:name="T18" style:family="text">
      <style:text-properties style:font-name="Liberation Sans" fo:font-size="12pt" fo:font-style="normal" style:text-underline-style="none" officeooo:rsid="00b05fed" fo:background-color="transparent" loext:char-shading-value="0"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b9cc69" fo:background-color="transparent" loext:char-shading-value="0"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bd0bf4" fo:background-color="transparent" loext:char-shading-value="0"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c7d1ab" fo:background-color="transparent" loext:char-shading-value="0"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4b462a" fo:background-color="transparent" loext:char-shading-value="0"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cf7cb7" fo:background-color="transparent" loext:char-shading-value="0"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d5f0a8" fo:background-color="transparent" loext:char-shading-value="0"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d6fea0" fo:background-color="transparent" loext:char-shading-value="0"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dfa30e" fo:background-color="transparent" loext:char-shading-value="0"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e307b6" fo:background-color="transparent" loext:char-shading-value="0"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e308ae" fo:background-color="transparent" loext:char-shading-value="0"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e9fb73" fo:background-color="transparent" loext:char-shading-value="0"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ea1617" fo:background-color="transparent" loext:char-shading-value="0"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ed1bb2" fo:background-color="transparent" loext:char-shading-value="0"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ef41a9" fo:background-color="transparent" loext:char-shading-value="0"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f060c8" fo:background-color="transparent" loext:char-shading-value="0"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f50d29" fo:background-color="transparent" loext:char-shading-value="0"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f51e3e" fo:background-color="transparent" loext:char-shading-value="0"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fa0990" fo:background-color="transparent" loext:char-shading-value="0"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fb7a0c" fo:background-color="transparent" loext:char-shading-value="0"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6pt" fo:font-weight="bold" officeooo:rsid="001b99ac" style:font-size-asian="16pt" style:font-weight-asian="bold" style:font-size-complex="16pt" style:font-weight-complex="bold"/>
    </style:style>
    <style:style style:name="T39" style:family="text">
      <style:text-properties style:font-name="Liberation Sans" fo:font-size="16pt" fo:font-weight="bold" officeooo:rsid="000dd66a" style:font-size-asian="16pt" style:font-weight-asian="bold" style:font-size-complex="16pt" style:font-weight-complex="bold"/>
    </style:style>
    <style:style style:name="T40" style:family="text">
      <style:text-properties style:font-name="Liberation Sans" fo:font-size="16pt" fo:font-weight="bold" officeooo:rsid="00a7a091" style:font-size-asian="16pt" style:font-weight-asian="bold" style:font-size-complex="16pt" style:font-weight-complex="bold"/>
    </style:style>
    <style:style style:name="T41"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2" style:family="text">
      <style:text-properties style:font-name="Liberation Sans" fo:font-size="16pt" fo:font-weight="bold" officeooo:rsid="00e4b30f" style:font-name-asian="Nimbus Mono L" style:font-size-asian="16pt" style:font-weight-asian="bold" style:font-name-complex="Liberation Mono" style:font-size-complex="16pt" style:font-weight-complex="bold"/>
    </style:style>
    <style:style style:name="T43" style:family="text">
      <style:text-properties style:font-name="Liberation Sans" fo:font-size="16pt" fo:font-weight="bold" officeooo:rsid="00ee8551" style:font-name-asian="Nimbus Mono L" style:font-size-asian="16pt" style:font-weight-asian="bold" style:font-name-complex="Liberation Mono" style:font-size-complex="16pt" style:font-weight-complex="bold"/>
    </style:style>
    <style:style style:name="T44" style:family="text">
      <style:text-properties style:font-name="Liberation Sans" fo:font-size="16pt" fo:font-weight="bold" officeooo:rsid="00f26854" style:font-name-asian="Nimbus Mono L" style:font-size-asian="16pt" style:font-weight-asian="bold" style:font-name-complex="Liberation Mono" style:font-size-complex="16pt" style:font-weight-complex="bold"/>
    </style:style>
    <style:style style:name="T45" style:family="text">
      <style:text-properties style:font-name="Liberation Sans" fo:font-size="16pt" fo:font-weight="bold" officeooo:rsid="00f681ff" style:font-name-asian="Nimbus Mono L" style:font-size-asian="16pt" style:font-weight-asian="bold" style:font-name-complex="Liberation Mono" style:font-size-complex="16pt" style:font-weight-complex="bold"/>
    </style:style>
    <style:style style:name="T46" style:family="text">
      <style:text-properties fo:font-variant="normal" fo:text-transform="none" fo:color="#202020" style:font-name="apple-system" fo:font-size="10.5pt" fo:letter-spacing="normal" fo:font-style="normal" style:text-underline-style="none" fo:font-weight="bold" officeooo:rsid="00d87900" style:font-name-asian="Nimbus Mono L" style:font-size-asian="12pt" style:font-style-asian="italic" style:font-weight-asian="bold" style:font-name-complex="Liberation Mono" style:font-size-complex="12pt" style:font-style-complex="italic" style:font-weight-complex="bold"/>
    </style:style>
    <style:style style:name="T47" style:family="text">
      <style:text-properties fo:font-variant="normal" fo:text-transform="none" fo:color="#202020" style:font-name="apple-system" fo:font-size="10.5pt" fo:letter-spacing="normal" fo:font-style="normal" style:text-underline-style="none" fo:font-weight="bold" officeooo:rsid="00f34171" style:font-name-asian="Nimbus Mono L" style:font-size-asian="12pt" style:font-style-asian="italic" style:font-weight-asian="bold" style:font-name-complex="Liberation Mono" style:font-size-complex="12pt" style:font-style-complex="italic" style:font-weight-complex="bold"/>
    </style:style>
    <style:style style:name="T48" style:family="text">
      <style:text-properties fo:font-variant="normal" fo:text-transform="none" fo:color="#202020" style:font-name="apple-system" fo:font-size="10.5pt" fo:letter-spacing="normal" fo:font-style="normal" style:text-underline-style="none" fo:font-weight="bold" officeooo:rsid="00f681ff" style:font-name-asian="Nimbus Mono L" style:font-size-asian="12pt" style:font-style-asian="italic" style:font-weight-asian="bold" style:font-name-complex="Liberation Mono" style:font-size-complex="12pt" style:font-style-complex="italic" style:font-weight-complex="bold"/>
    </style:style>
    <style:style style:name="T49" style:family="text">
      <style:text-properties fo:font-variant="normal" fo:text-transform="none" fo:color="#000000" style:font-name="system-ui" fo:font-size="11pt" fo:letter-spacing="normal" fo:font-style="italic" style:text-underline-style="none" fo:font-weight="normal" officeooo:rsid="00083d4b" style:font-name-asian="Nimbus Mono L" style:font-size-asian="11pt" style:font-style-asian="italic" style:font-weight-asian="bold" style:font-name-complex="Liberation Mono" style:font-size-complex="11pt" style:font-style-complex="italic" style:font-weight-complex="bold"/>
    </style:style>
    <style:style style:name="T50" style:family="text">
      <style:text-properties officeooo:rsid="000dd66a"/>
    </style:style>
    <style:style style:name="T51" style:family="text">
      <style:text-properties officeooo:rsid="00697aa2"/>
    </style:style>
    <style:style style:name="T52" style:family="text">
      <style:text-properties officeooo:rsid="00fa0990"/>
    </style:style>
    <style:style style:name="T53" style:family="text">
      <style:text-properties fo:font-weight="bold" style:font-weight-asian="bold" style:font-weight-complex="bold"/>
    </style:style>
    <style:style style:name="T54" style:family="text">
      <style:text-properties officeooo:rsid="00fb7a0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ayers for our World and the Church</text:p>
      <text:p text:style-name="P5"><text:span text:style-name="T45">24</text:span><text:span text:style-name="T44">th</text:span><text:span text:style-name="T41"> </text:span><text:span text:style-name="T42">Ju</text:span><text:span text:style-name="T43">ly</text:span><text:span text:style-name="T38"> 20</text:span><text:span text:style-name="T39">2</text:span><text:span text:style-name="T40">2</text:span></text:p>
      <text:p text:style-name="P11"><text:span text:style-name="T47">Psalm</text:span><text:span text:style-name="T46"> </text:span><text:span text:style-name="T47">1</text:span><text:span text:style-name="T48">22</text:span><text:span text:style-name="T46">:</text:span><text:span text:style-name="T48">1,6</text:span></text:p>
      <text:p text:style-name="P20"><text:span text:style-name="T49">I was glad when they said to me, “Let us go to the house of the Lord!</text:span></text:p>
      <text:p text:style-name="P20"><text:span text:style-name="T49">”Pray for the peace of Jerusalem! May they be secure who love you!</text:span></text:p>
      <text:p text:style-name="P12"/>
      <text:p text:style-name="P19">Thanks to God</text:p>
      <text:p text:style-name="P14"><text:span text:style-name="T12">Heavenly Father</text:span><text:span text:style-name="T10">, </text:span><text:span text:style-name="T12">th</text:span><text:span text:style-name="T1">e</text:span><text:span text:style-name="T12">re</text:span><text:span text:style-name="T1"> </text:span><text:span text:style-name="T12">is no better place to be than in the House of the Lord. Whether it is this building where we gather to worship You, or this body of Christ to which we belong, we give thanks for the security of Your love for us, which is infinitely stronger than our love for You</text:span><text:span text:style-name="T5">.</text:span></text:p>
      <text:p text:style-name="P14"><text:span text:style-name="T5"/></text:p>
      <text:p text:style-name="P14"><text:span text:style-name="T10">We </text:span><text:span text:style-name="T12">thank</text:span><text:span text:style-name="T10"> You </text:span><text:span text:style-name="T13">that we are members of the Body of Christ only because of</text:span><text:span text:style-name="T10"> </text:span><text:span text:style-name="T7">the </text:span><text:span text:style-name="T11">forgiveness of our sin, made possible </text:span><text:span text:style-name="T13">when</text:span><text:span text:style-name="T11"> the </text:span><text:span text:style-name="T7">Lord Jesus Christ gave Himself for us. </text:span><text:span text:style-name="T13">A</text:span><text:span text:style-name="T12">s the hymn declares “He emptied Himself of all but love/and bled for Adam’s helpless race.”</text:span></text:p>
      <text:p text:style-name="P14"><text:span text:style-name="T12"/></text:p>
      <text:p text:style-name="P9"><text:span text:style-name="T9">We thank You </text:span><text:span text:style-name="T11">for the </text:span><text:span text:style-name="T13">peace</text:span><text:span text:style-name="T11"> we enjoy </text:span><text:span text:style-name="T13">in this nation, on this continent</text:span><text:span text:style-name="T11">. We thank You for the blessings of </text:span><text:span text:style-name="T13">the rule of law, and peaceful elections, even when we see that the laws of our land are vastly inferior to Your Perfect Law and Your Perfect Justice</text:span><text:span text:style-name="T11">.</text:span></text:p>
      <text:p text:style-name="P2"/>
      <text:p text:style-name="P4">The Wide World...<text:span text:style-name="T50"> a</text:span>nd <text:span text:style-name="T51">in </text:span>the wider Church</text:p>
      <text:p text:style-name="P15"><text:span text:style-name="T2">I</text:span><text:span text:style-name="T3">n the wider world </text:span><text:span text:style-name="T4">w</text:span><text:span text:style-name="T2">e pray </text:span><text:span text:style-name="T13">for the peace of Jerusalem, surrounded as it is by many hostile forces, and we give thanks for those in the region who work for peace day by day. </text:span></text:p>
      <text:p text:style-name="P15"><text:span text:style-name="T13"/></text:p>
      <text:p text:style-name="P15"><text:span text:style-name="T13">We pray for the restoration of order and good government in Sri Lanka where Barnabus Fund works to help provide food and basic services to the people. And we cannot forget </text:span><text:span text:style-name="T2">the </text:span><text:span text:style-name="T6">war and </text:span><text:span text:style-name="T2">refugee situation in the Ukraine</text:span><text:span text:style-name="T8">.</text:span></text:p>
      <text:p text:style-name="P3"/>
      <text:p text:style-name="P17"><text:span text:style-name="T53">Ashburton</text:span></text:p>
      <text:p text:style-name="P8"><text:span text:style-name="T24">W</text:span><text:span text:style-name="T33">e pray for the Church Camp coming up </text:span><text:span text:style-name="T34">in just a few weeks</text:span><text:span text:style-name="T33">. </text:span><text:span text:style-name="T36">Guide all those involved in the planning and organisation and we give thanks for the camp operators and staff who will be working whilst we are there. </text:span><text:span text:style-name="T33">May it be a time of rich blessing </text:span><text:span text:style-name="T34">as we learn more from Your Word and draw closer together</text:span><text:span text:style-name="T33">. We pray for Peter Sorenson as he prepares to lead the teaching program.</text:span></text:p>
      <text:p text:style-name="P8"><text:span text:style-name="T33"/></text:p>
      <text:p text:style-name="P18"><text:span text:style-name="T31">W</text:span><text:span text:style-name="T24">e </text:span><text:span text:style-name="T34">again</text:span><text:span text:style-name="T29"> </text:span><text:span text:style-name="T24">pray for the elders, the Board </text:span><text:span text:style-name="T26">and the leadership team working on our Revitalization program. </text:span><text:span text:style-name="T36">We earnestly desire that it be a means of seeing</text:span><text:span text:style-name="T30"> the Kingdom </text:span><text:span text:style-name="T36">of Heaven expand </text:span><text:span text:style-name="T30">a</text:span><text:span text:style-name="T36">s more people</text:span><text:span text:style-name="T24"> </text:span><text:span text:style-name="T36">come to love and serve the Lord </text:span><text:span text:style-name="T24">in restored wholeness.</text:span></text:p>
      <text:p text:style-name="P13"/>
      <text:p text:style-name="P7"><text:span text:style-name="T18">W</text:span><text:span text:style-name="T20">e </text:span><text:span text:style-name="T21">thank</text:span><text:span text:style-name="T20"> You </text:span><text:span text:style-name="T34">again for the blessings of health care we enjoy in this country,</text:span><text:span text:style-name="T21"> </text:span><text:span text:style-name="T33">as we continue to pray </text:span><text:span text:style-name="T34">in particular </text:span><text:span text:style-name="T33">for</text:span><text:span text:style-name="T21"> </text:span><text:span text:style-name="T23">Shiun</text:span><text:span text:style-name="T25"> </text:span><text:span text:style-name="T21">and</text:span><text:span text:style-name="T31"> </text:span><text:span text:style-name="T23">for </text:span><text:span text:style-name="T21">Diane </text:span><text:span text:style-name="T30">as she continues to </text:span><text:span text:style-name="T24">deal with </text:span><text:span text:style-name="T28">persistent hea</text:span><text:span text:style-name="T32">l</text:span><text:span text:style-name="T28">t</text:span><text:span text:style-name="T32">h</text:span><text:span text:style-name="T28"> problems.</text:span></text:p>
      <text:p text:style-name="P1"/>
      <text:p text:style-name="P6"><text:span text:style-name="T20">And now w</text:span><text:span text:style-name="T14">e pray for </text:span><text:span text:style-name="T37">Mook</text:span><text:span text:style-name="T14"> as he preach</text:span><text:span text:style-name="T22">es </text:span><text:span text:style-name="T19">today.</text:span><text:span text:style-name="T22"> </text:span><text:span text:style-name="T35">Help us to take Your Word deep into our hearts. May we learn </text:span><text:span text:style-name="T37">afresh of Your boundless Mercy, so that we too, may espress that same Mercy</text:span><text:span text:style-name="T35"> </text:span><text:span text:style-name="T37">towards</text:span><text:span text:style-name="T35"> those whom You lead us to </text:span><text:span text:style-name="T37">each day</text:span><text:span text:style-name="T35">.</text:span><text:span text:style-name="T19"> </text:span><text:span text:style-name="T27">And so we pray </text:span><text:span text:style-name="T18">in </text:span><text:span text:style-name="T27">th</text:span><text:span text:style-name="T18">e Name </text:span><text:span text:style-name="T27">of Jesus the King of Kings</text:span><text:span text:style-name="T15">, </text:span><text:span text:style-name="T35">for Whose Kingdom we work </text:span><text:span text:style-name="T37">in the strength You give us</text:span><text:span text:style-name="T17">,</text:span><text:span text:style-name="T16">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2-07-23T21:33:11.839633087</dc:date>
    <meta:editing-duration>PT8H46M7S</meta:editing-duration>
    <meta:editing-cycles>104</meta:editing-cycles>
    <meta:generator>LibreOffice/6.4.7.2$Linux_X86_64 LibreOffice_project/40$Build-2</meta:generator>
    <meta:print-date>2021-01-30T16:02:32.952449610</meta:print-date>
    <meta:document-statistic meta:table-count="0" meta:image-count="0" meta:object-count="0" meta:page-count="1" meta:paragraph-count="17" meta:word-count="504" meta:character-count="2606" meta:non-whitespace-character-count="2118"/>
  </office:meta>
</office:document-meta>
</file>